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style:vertical-align="middle" fo:padding="0.097cm" fo:border="none"/>
    </style:style>
    <style:style style:name="Table4" style:family="table">
      <style:table-properties style:width="14.259cm" table:align="center"/>
    </style:style>
    <style:style style:name="Table4.A" style:family="table-column">
      <style:table-column-properties style:column-width="5.013cm"/>
    </style:style>
    <style:style style:name="Table4.B" style:family="table-column">
      <style:table-column-properties style:column-width="4.708cm"/>
    </style:style>
    <style:style style:name="Table4.C" style:family="table-column">
      <style:table-column-properties style:column-width="4.538cm"/>
    </style:style>
    <style:style style:name="Tab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97cm" fo:border="0.05pt solid #000000">
        <style:background-image/>
      </style:table-cell-properties>
    </style:style>
    <style:style style:name="Table4.A2" style:family="table-cell">
      <style:table-cell-properties fo:background-color="#e6f0bb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38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4.286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83cm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a6a4aa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a6a4aa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e6f0bb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0" style:family="table-row">
      <style:table-row-properties fo:background-color="transparent" fo:keep-together="auto">
        <style:background-image/>
      </style:table-row-properties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5" style:family="table-row">
      <style:table-row-properties fo:background-color="transparent" fo:keep-together="auto">
        <style:background-image/>
      </style:table-row-properties>
    </style:style>
    <style:style style:name="Table1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none" fo:border-top="none" fo:border-bottom="0.05pt solid #000000"/>
    </style:style>
    <style:style style:name="Table1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7" style:family="table-row">
      <style:table-row-properties fo:background-color="transparent" fo:keep-together="auto">
        <style:background-image/>
      </style:table-row-properties>
    </style:style>
    <style:style style:name="Table1.A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d62c03" officeooo:paragraph-rsid="00d62c03" style:font-size-asian="12pt" style:font-size-complex="12pt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2pt" officeooo:rsid="00781c0a" officeooo:paragraph-rsid="00781c0a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2pt" officeooo:rsid="00791adf" officeooo:paragraph-rsid="00791adf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2pt" officeooo:paragraph-rsid="00a0904b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FreeSans" fo:font-size="12pt" officeooo:rsid="00d2d135" officeooo:paragraph-rsid="01119ba2" style:font-size-asian="12pt" style:font-size-complex="12pt"/>
    </style:style>
    <style:style style:name="P13" style:family="paragraph" style:parent-style-name="Table_20_Contents">
      <style:text-properties style:font-name="FreeSans" fo:font-size="11pt" officeooo:rsid="00387983" officeooo:paragraph-rsid="00a27337" style:font-size-asian="11pt" style:font-size-complex="11pt"/>
    </style:style>
    <style:style style:name="P14" style:family="paragraph" style:parent-style-name="Table_20_Contents">
      <style:text-properties style:font-name="FreeSans" fo:font-size="11pt" officeooo:paragraph-rsid="00a27337" style:font-size-asian="11pt" style:font-size-complex="11pt"/>
    </style:style>
    <style:style style:name="P15" style:family="paragraph" style:parent-style-name="Table_20_Contents">
      <style:text-properties style:font-name="FreeSans" fo:font-size="11pt" officeooo:rsid="00394d6d" officeooo:paragraph-rsid="00a27337" style:font-size-asian="11pt" style:font-size-complex="11pt"/>
    </style:style>
    <style:style style:name="P16" style:family="paragraph" style:parent-style-name="Table_20_Contents">
      <style:text-properties style:font-name="FreeSans" fo:font-size="11pt" officeooo:rsid="003a7e6e" officeooo:paragraph-rsid="00a27337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1pt" officeooo:rsid="003a7e6e" officeooo:paragraph-rsid="00a27337" style:font-size-asian="11pt" style:font-size-complex="11pt"/>
    </style:style>
    <style:style style:name="P18" style:family="paragraph" style:parent-style-name="Table_20_Contents">
      <style:text-properties style:font-name="FreeSans" fo:font-size="11pt" officeooo:rsid="009201b2" officeooo:paragraph-rsid="00a27337" style:font-size-asian="11pt" style:font-size-complex="11pt"/>
    </style:style>
    <style:style style:name="P19" style:family="paragraph" style:parent-style-name="Table_20_Contents">
      <style:text-properties style:font-name="FreeSans" fo:font-size="11pt" officeooo:rsid="00926a52" officeooo:paragraph-rsid="00a27337" style:font-size-asian="11pt" style:font-size-complex="11pt"/>
    </style:style>
    <style:style style:name="P20" style:family="paragraph" style:parent-style-name="Table_20_Contents">
      <style:text-properties style:font-name="FreeSans" fo:font-size="11pt" officeooo:rsid="00927cb8" officeooo:paragraph-rsid="00a27337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b720e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1pt" officeooo:rsid="0092a2c3" officeooo:paragraph-rsid="00a27337" style:font-size-asian="11pt" style:font-size-complex="11pt"/>
    </style:style>
    <style:style style:name="P23" style:family="paragraph" style:parent-style-name="Table_20_Contents">
      <style:text-properties style:font-name="FreeSans" fo:font-size="11pt" officeooo:rsid="009a4565" officeooo:paragraph-rsid="00bff2f3" style:font-size-asian="11pt" style:font-size-complex="11pt"/>
    </style:style>
    <style:style style:name="P24" style:family="paragraph" style:parent-style-name="Table_20_Contents">
      <style:text-properties style:font-name="FreeSans" fo:font-size="11pt" officeooo:rsid="009a4565" officeooo:paragraph-rsid="00f723c6" style:font-size-asian="11pt" style:font-size-complex="11pt"/>
    </style:style>
    <style:style style:name="P25" style:family="paragraph" style:parent-style-name="Table_20_Contents">
      <style:text-properties style:font-name="FreeSans" fo:font-size="11pt" officeooo:rsid="009a4565" officeooo:paragraph-rsid="010f755b" style:font-size-asian="11pt" style:font-size-complex="11pt"/>
    </style:style>
    <style:style style:name="P26" style:family="paragraph" style:parent-style-name="Table_20_Contents">
      <style:text-properties style:font-name="FreeSans" fo:font-size="11pt" officeooo:rsid="009a4565" officeooo:paragraph-rsid="01101c5d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1pt" officeooo:rsid="00abeb99" officeooo:paragraph-rsid="00abeb99" style:font-size-asian="11pt" style:font-size-complex="11pt"/>
    </style:style>
    <style:style style:name="P28" style:family="paragraph" style:parent-style-name="Table_20_Contents">
      <style:text-properties style:font-name="FreeSans" fo:font-size="11pt" officeooo:rsid="00abeb99" officeooo:paragraph-rsid="00abeb99" style:font-size-asian="11pt" style:font-size-complex="11pt"/>
    </style:style>
    <style:style style:name="P29" style:family="paragraph" style:parent-style-name="Table_20_Contents">
      <style:text-properties style:font-name="FreeSans" fo:font-size="11pt" officeooo:rsid="00abeb99" officeooo:paragraph-rsid="00ba1536" style:font-size-asian="11pt" style:font-size-complex="11pt"/>
    </style:style>
    <style:style style:name="P30" style:family="paragraph" style:parent-style-name="Table_20_Contents">
      <style:text-properties style:font-name="FreeSans" fo:font-size="11pt" officeooo:rsid="00abeb99" officeooo:paragraph-rsid="00d02019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1pt" officeooo:rsid="009ef996" officeooo:paragraph-rsid="00a27337" style:font-size-asian="11pt" style:font-size-complex="11pt"/>
    </style:style>
    <style:style style:name="P32" style:family="paragraph" style:parent-style-name="Table_20_Contents">
      <style:text-properties style:font-name="FreeSans" fo:font-size="11pt" officeooo:rsid="009cfa43" officeooo:paragraph-rsid="00a27337" style:font-size-asian="11pt" style:font-size-complex="11pt"/>
    </style:style>
    <style:style style:name="P33" style:family="paragraph" style:parent-style-name="Table_20_Contents">
      <style:text-properties style:font-name="FreeSans" fo:font-size="11pt" officeooo:rsid="00aa06d7" officeooo:paragraph-rsid="00aa06d7" style:font-size-asian="11pt" style:font-size-complex="11pt"/>
    </style:style>
    <style:style style:name="P34" style:family="paragraph" style:parent-style-name="Table_20_Contents">
      <style:text-properties style:font-name="FreeSans" fo:font-size="11pt" officeooo:rsid="00aa149a" officeooo:paragraph-rsid="00aa149a" style:font-size-asian="11pt" style:font-size-complex="11pt"/>
    </style:style>
    <style:style style:name="P35" style:family="paragraph" style:parent-style-name="Table_20_Contents">
      <style:text-properties style:font-name="FreeSans" fo:font-size="11pt" officeooo:rsid="003bd18e" officeooo:paragraph-rsid="00a27337" style:font-size-asian="11pt" style:font-size-complex="11pt"/>
    </style:style>
    <style:style style:name="P36" style:family="paragraph" style:parent-style-name="Table_20_Contents">
      <style:text-properties style:font-name="FreeSans" fo:font-size="11pt" officeooo:rsid="003d84f4" officeooo:paragraph-rsid="00a27337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1pt" officeooo:rsid="00ce9b4b" officeooo:paragraph-rsid="00ce9b4b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1pt" officeooo:rsid="00f723c6" officeooo:paragraph-rsid="00f723c6" style:font-size-asian="11pt" style:font-size-complex="11pt"/>
    </style:style>
    <style:style style:name="P39" style:family="paragraph" style:parent-style-name="Table_20_Contents">
      <style:text-properties style:font-name="FreeSans" fo:font-size="11pt" officeooo:rsid="00f723c6" officeooo:paragraph-rsid="00f723c6" style:font-size-asian="11pt" style:font-size-complex="11pt"/>
    </style:style>
    <style:style style:name="P40" style:family="paragraph" style:parent-style-name="Table_20_Contents">
      <style:text-properties style:font-name="FreeSans" fo:font-size="11pt" officeooo:rsid="00f723c6" officeooo:paragraph-rsid="010d8fdd" style:font-size-asian="11pt" style:font-size-complex="11pt"/>
    </style:style>
    <style:style style:name="P41" style:family="paragraph" style:parent-style-name="Table_20_Contents">
      <style:text-properties style:font-name="FreeSans" fo:font-size="11pt" officeooo:rsid="00f9a825" officeooo:paragraph-rsid="00fa0dc7" style:font-size-asian="11pt" style:font-size-complex="11pt"/>
    </style:style>
    <style:style style:name="P42" style:family="paragraph" style:parent-style-name="Table_20_Contents">
      <style:text-properties style:font-name="FreeSans" fo:font-size="11pt" officeooo:rsid="00f9a825" officeooo:paragraph-rsid="00fef1c7" style:font-size-asian="11pt" style:font-size-complex="11pt"/>
    </style:style>
    <style:style style:name="P43" style:family="paragraph" style:parent-style-name="Table_20_Contents">
      <style:text-properties style:font-name="FreeSans" fo:font-size="11pt" officeooo:rsid="00f9a825" officeooo:paragraph-rsid="0104206f" style:font-size-asian="11pt" style:font-size-complex="11pt"/>
    </style:style>
    <style:style style:name="P44" style:family="paragraph" style:parent-style-name="Table_20_Contents">
      <style:text-properties style:font-name="FreeSans" fo:font-size="11pt" officeooo:rsid="00f9a825" officeooo:paragraph-rsid="010a4d34" style:font-size-asian="11pt" style:font-size-complex="11pt"/>
    </style:style>
    <style:style style:name="P45" style:family="paragraph" style:parent-style-name="Table_20_Contents">
      <style:text-properties style:font-name="FreeSans" fo:font-size="11pt" officeooo:rsid="00f9a825" officeooo:paragraph-rsid="011398e8" style:font-size-asian="11pt" style:font-size-complex="11pt"/>
    </style:style>
    <style:style style:name="P46" style:family="paragraph" style:parent-style-name="Table_20_Contents">
      <style:text-properties style:font-name="FreeSans" fo:font-size="11pt" officeooo:rsid="00fa0dc7" officeooo:paragraph-rsid="0101105a" style:font-size-asian="11pt" style:font-size-complex="11pt"/>
    </style:style>
    <style:style style:name="P47" style:family="paragraph" style:parent-style-name="Table_20_Contents">
      <style:text-properties style:font-name="FreeSans" fo:font-size="11pt" officeooo:rsid="00fa0dc7" officeooo:paragraph-rsid="01021804" style:font-size-asian="11pt" style:font-size-complex="11pt"/>
    </style:style>
    <style:style style:name="P48" style:family="paragraph" style:parent-style-name="Table_20_Contents">
      <style:text-properties style:font-name="FreeSans" fo:font-size="11pt" officeooo:rsid="00fa0dc7" officeooo:paragraph-rsid="0104206f" style:font-size-asian="11pt" style:font-size-complex="11pt"/>
    </style:style>
    <style:style style:name="P49" style:family="paragraph" style:parent-style-name="Table_20_Contents">
      <style:text-properties style:font-name="FreeSans" fo:font-size="11pt" officeooo:rsid="00fa0dc7" officeooo:paragraph-rsid="010a4d34" style:font-size-asian="11pt" style:font-size-complex="11pt"/>
    </style:style>
    <style:style style:name="P50" style:family="paragraph" style:parent-style-name="Table_20_Contents">
      <style:text-properties style:font-name="FreeSans" fo:font-size="11pt" officeooo:rsid="00fd062f" officeooo:paragraph-rsid="0102dab8" style:font-size-asian="11pt" style:font-size-complex="11pt"/>
    </style:style>
    <style:style style:name="P51" style:family="paragraph" style:parent-style-name="Table_20_Contents">
      <style:text-properties style:font-name="FreeSans" fo:font-size="11pt" officeooo:rsid="00fd062f" officeooo:paragraph-rsid="010452a3" style:font-size-asian="11pt" style:font-size-complex="11pt"/>
    </style:style>
    <style:style style:name="P52" style:family="paragraph" style:parent-style-name="Table_20_Contents">
      <style:text-properties style:font-name="FreeSans" fo:font-size="11pt" officeooo:rsid="00fd062f" officeooo:paragraph-rsid="010a4d34" style:font-size-asian="11pt" style:font-size-complex="11pt"/>
    </style:style>
    <style:style style:name="P53" style:family="paragraph" style:parent-style-name="Table_20_Contents">
      <style:text-properties style:font-name="FreeSans" fo:font-size="11pt" officeooo:rsid="0102dab8" officeooo:paragraph-rsid="0102dab8" style:font-size-asian="11pt" style:font-size-complex="11pt"/>
    </style:style>
    <style:style style:name="P54" style:family="paragraph" style:parent-style-name="Table_20_Contents">
      <style:text-properties style:font-name="FreeSans" fo:font-size="11pt" officeooo:rsid="0102dab8" officeooo:paragraph-rsid="0104206f" style:font-size-asian="11pt" style:font-size-complex="11pt"/>
    </style:style>
    <style:style style:name="P55" style:family="paragraph" style:parent-style-name="Table_20_Contents">
      <style:text-properties style:font-name="FreeSans" fo:font-size="11pt" officeooo:rsid="0102dab8" officeooo:paragraph-rsid="010a4d34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ans" fo:font-size="11pt" officeooo:rsid="0104206f" officeooo:paragraph-rsid="0104206f" style:font-size-asian="11pt" style:font-size-complex="11pt"/>
    </style:style>
    <style:style style:name="P57" style:family="paragraph" style:parent-style-name="Table_20_Contents">
      <style:text-properties style:font-name="FreeSans" fo:font-size="11pt" officeooo:rsid="01061eaf" officeooo:paragraph-rsid="01061eaf" style:font-size-asian="11pt" style:font-size-complex="11pt"/>
    </style:style>
    <style:style style:name="P58" style:family="paragraph" style:parent-style-name="Table_20_Contents">
      <style:text-properties style:font-name="FreeSans" fo:font-size="11pt" officeooo:rsid="01061eaf" officeooo:paragraph-rsid="01067c2c" style:font-size-asian="11pt" style:font-size-complex="11pt"/>
    </style:style>
    <style:style style:name="P59" style:family="paragraph" style:parent-style-name="Table_20_Contents">
      <style:text-properties style:font-name="FreeSans" fo:font-size="11pt" officeooo:rsid="01061eaf" officeooo:paragraph-rsid="0108793b" style:font-size-asian="11pt" style:font-size-complex="11pt"/>
    </style:style>
    <style:style style:name="P60" style:family="paragraph" style:parent-style-name="Table_20_Contents">
      <style:text-properties style:font-name="FreeSans" fo:font-size="11pt" officeooo:rsid="01061eaf" officeooo:paragraph-rsid="010a4d34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ans" fo:font-size="11pt" officeooo:rsid="0108793b" officeooo:paragraph-rsid="0108793b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ans" fo:font-size="11pt" officeooo:rsid="0109465a" officeooo:paragraph-rsid="0109465a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ans" fo:font-size="11pt" officeooo:rsid="01101c5d" officeooo:paragraph-rsid="01101c5d" style:font-size-asian="11pt" style:font-size-complex="11pt"/>
    </style:style>
    <style:style style:name="P64" style:family="paragraph" style:parent-style-name="Table_20_Contents">
      <style:text-properties style:font-name="FreeSans" fo:font-size="11pt" fo:font-weight="bold" officeooo:rsid="003a7e6e" officeooo:paragraph-rsid="00a27337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style:font-name="FreeSans" fo:font-size="11pt" fo:font-weight="bold" officeooo:rsid="003ee2af" officeooo:paragraph-rsid="00a27337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style:font-name="FreeSans" fo:font-size="11pt" fo:font-weight="bold" officeooo:rsid="003bd18e" officeooo:paragraph-rsid="00a27337" style:font-size-asian="11pt" style:font-weight-asian="bold" style:font-size-complex="11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d2d135" officeooo:paragraph-rsid="00d2d135" style:font-size-asian="11pt" style:font-weight-asian="bold" style:font-size-complex="11pt" style:font-weight-complex="bold"/>
    </style:style>
    <style:style style:name="P68" style:family="paragraph" style:parent-style-name="Table_20_Contents">
      <style:text-properties style:font-name="FreeSans" fo:font-size="11pt" fo:font-weight="normal" officeooo:rsid="00f723c6" officeooo:paragraph-rsid="010d8fdd" style:font-size-asian="11pt" style:font-weight-asian="normal" style:font-size-complex="11pt" style:font-weight-complex="normal"/>
    </style:style>
    <style:style style:name="P69" style:family="paragraph" style:parent-style-name="Table_20_Contents">
      <style:text-properties style:font-name="FreeSans" fo:font-size="11pt" fo:font-style="normal" officeooo:rsid="00fd062f" officeooo:paragraph-rsid="010452a3" style:font-size-asian="11pt" style:font-style-asian="normal" style:font-size-complex="11pt" style:font-style-complex="normal"/>
    </style:style>
    <style:style style:name="P70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62c03" style:font-size-asian="12pt" style:font-style-asian="italic" style:font-size-complex="12pt" style:font-style-complex="italic"/>
    </style:style>
    <style:style style:name="P71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73e55" style:font-size-asian="12pt" style:font-style-asian="italic" style:font-size-complex="12pt" style:font-style-complex="italic"/>
    </style:style>
    <style:style style:name="P72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d73e55" officeooo:paragraph-rsid="00d73e55" style:font-size-asian="12pt" style:font-style-asian="italic" style:font-size-complex="12pt" style:font-style-complex="italic"/>
    </style:style>
    <style:style style:name="P73" style:family="paragraph" style:parent-style-name="Footer">
      <style:text-properties fo:font-size="2pt" style:font-size-asian="1.75pt" style:font-size-complex="2pt"/>
    </style:style>
    <style:style style:name="P74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75" style:family="paragraph" style:parent-style-name="Standard">
      <style:paragraph-properties fo:line-height="115%"/>
      <style:text-properties style:font-name="FreeSans" fo:font-size="15pt" fo:letter-spacing="0.035cm" officeooo:rsid="00316b4f" officeooo:paragraph-rsid="00316b4f" style:font-size-asian="13.1000003814697pt" style:font-size-complex="15pt"/>
    </style:style>
    <style:style style:name="P76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7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4a30c" style:font-size-asian="14pt" style:font-size-complex="14pt"/>
    </style:style>
    <style:style style:name="P7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5586" style:font-size-asian="14pt" style:font-size-complex="14pt"/>
    </style:style>
    <style:style style:name="P80" style:family="paragraph" style:parent-style-name="Standard">
      <style:paragraph-properties fo:line-height="115%"/>
      <style:text-properties style:font-name="FreeSans" fo:font-size="14pt" fo:letter-spacing="0.035cm" officeooo:rsid="0042a6df" officeooo:paragraph-rsid="0042a6df" style:font-size-asian="14pt" style:font-size-complex="14pt"/>
    </style:style>
    <style:style style:name="P81" style:family="paragraph" style:parent-style-name="Standard">
      <style:paragraph-properties fo:line-height="115%"/>
      <style:text-properties style:font-name="FreeSans" fo:font-size="14pt" fo:letter-spacing="0.035cm" officeooo:rsid="0042ed57" officeooo:paragraph-rsid="0042ed57" style:font-size-asian="14pt" style:font-size-complex="14pt"/>
    </style:style>
    <style:style style:name="P82" style:family="paragraph" style:parent-style-name="Standard">
      <style:paragraph-properties fo:line-height="115%"/>
      <style:text-properties style:font-name="FreeSans" fo:font-size="14pt" fo:letter-spacing="0.035cm" officeooo:rsid="0049cb07" officeooo:paragraph-rsid="0049cb07" style:font-size-asian="14pt" style:font-size-complex="14pt"/>
    </style:style>
    <style:style style:name="P83" style:family="paragraph" style:parent-style-name="Standard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84" style:family="paragraph" style:parent-style-name="Standard">
      <style:paragraph-properties fo:line-height="115%"/>
      <style:text-properties style:font-name="FreeSans" fo:font-size="14pt" fo:letter-spacing="0.035cm" officeooo:rsid="00488ae3" officeooo:paragraph-rsid="00488ae3" style:font-size-asian="14pt" style:font-size-complex="14pt"/>
    </style:style>
    <style:style style:name="P85" style:family="paragraph" style:parent-style-name="Standard">
      <style:paragraph-properties fo:line-height="115%"/>
      <style:text-properties style:font-name="FreeSans" fo:font-size="14pt" fo:letter-spacing="0.035cm" officeooo:rsid="00f129de" officeooo:paragraph-rsid="00f129de" style:font-size-asian="14pt" style:font-size-complex="14pt"/>
    </style:style>
    <style:style style:name="P86" style:family="paragraph" style:parent-style-name="Standard">
      <style:paragraph-properties fo:line-height="115%"/>
      <style:text-properties style:font-name="FreeSans" fo:font-size="14pt" fo:letter-spacing="0.035cm" fo:font-style="italic" fo:font-weight="bold" officeooo:rsid="00a27337" officeooo:paragraph-rsid="00a27337" style:font-size-asian="14pt" style:font-style-asian="italic" style:font-weight-asian="bold" style:font-size-complex="14pt" style:font-style-complex="italic" style:font-weight-complex="bold"/>
    </style:style>
    <style:style style:name="P87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88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89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8pt" fo:letter-spacing="0.106cm" fo:font-style="italic" fo:font-weight="bold" officeooo:rsid="00316b4f" officeooo:paragraph-rsid="00316b4f" style:font-size-asian="28pt" style:font-style-asian="italic" style:font-weight-asian="bold" style:font-size-complex="28pt" style:font-style-complex="italic" style:font-weight-complex="bold"/>
    </style:style>
    <style:style style:name="P9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2fd2a" officeooo:paragraph-rsid="0032fd2a" style:font-size-asian="13.1000003814697pt" style:font-weight-asian="bold" style:font-size-complex="15pt" style:font-weight-complex="bold"/>
    </style:style>
    <style:style style:name="P9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a30c" officeooo:paragraph-rsid="0034a30c" style:font-size-asian="13.1000003814697pt" style:font-weight-asian="bold" style:font-size-complex="15pt" style:font-weight-complex="bold"/>
    </style:style>
    <style:style style:name="P9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5586" officeooo:paragraph-rsid="00365586" style:font-size-asian="13.1000003814697pt" style:font-weight-asian="bold" style:font-size-complex="15pt" style:font-weight-complex="bold"/>
    </style:style>
    <style:style style:name="P93" style:family="paragraph" style:parent-style-name="Standard">
      <style:text-properties officeooo:paragraph-rsid="00a27337"/>
    </style:style>
    <style:style style:name="P94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95" style:family="paragraph" style:parent-style-name="Standard">
      <style:paragraph-properties fo:line-height="115%" fo:break-before="page"/>
      <style:text-properties fo:color="#2c3756" style:font-name="FreeSans" fo:font-size="16pt" fo:letter-spacing="0.035cm" fo:font-style="normal" officeooo:rsid="0032fd2a" officeooo:paragraph-rsid="00d62c03" style:font-size-asian="16pt" style:font-style-asian="normal" style:font-size-complex="16pt" style:font-style-complex="normal"/>
    </style:style>
    <style:style style:name="P96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97" style:family="paragraph" style:parent-style-name="Standard" style:list-style-name="L1">
      <style:paragraph-properties fo:line-height="115%"/>
      <style:text-properties style:font-name="FreeSans" fo:font-size="14pt" fo:letter-spacing="0.035cm" officeooo:rsid="00e55e78" officeooo:paragraph-rsid="00e55e78" style:font-size-asian="14pt" style:font-size-complex="14pt"/>
    </style:style>
    <style:style style:name="P98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99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6447c7" style:font-size-asian="14pt" style:font-size-complex="14pt"/>
    </style:style>
    <style:style style:name="P100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eefd9" style:font-size-asian="14pt" style:font-size-complex="14pt"/>
    </style:style>
    <style:style style:name="P101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06447c7" style:font-size-asian="14pt" style:font-size-complex="14pt"/>
    </style:style>
    <style:style style:name="P102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0e9dcd1" style:font-size-asian="14pt" style:font-size-complex="14pt"/>
    </style:style>
    <style:style style:name="P103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7b1f6" style:font-size-asian="14pt" style:font-size-complex="14pt"/>
    </style:style>
    <style:style style:name="P104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e9dcd1" style:font-size-asian="14pt" style:font-size-complex="14pt"/>
    </style:style>
    <style:style style:name="P105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eefd9" style:font-size-asian="14pt" style:font-size-complex="14pt"/>
    </style:style>
    <style:style style:name="P106" style:family="paragraph" style:parent-style-name="Standard" style:list-style-name="L1">
      <style:paragraph-properties fo:line-height="115%"/>
      <style:text-properties style:font-name="FreeSans" fo:font-size="14pt" fo:letter-spacing="0.035cm" officeooo:rsid="00e9dcd1" officeooo:paragraph-rsid="00e9dcd1" style:font-size-asian="14pt" style:font-size-complex="14pt"/>
    </style:style>
    <style:style style:name="P107" style:family="paragraph" style:parent-style-name="Standard" style:list-style-name="L1">
      <style:paragraph-properties fo:line-height="115%"/>
      <style:text-properties style:font-name="FreeSans" fo:font-size="14pt" fo:letter-spacing="0.035cm" officeooo:rsid="006b2a35" officeooo:paragraph-rsid="006b2a35" style:font-size-asian="14pt" style:font-size-complex="14pt"/>
    </style:style>
    <style:style style:name="P108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eefd9" style:font-size-asian="14pt" style:font-size-complex="14pt"/>
    </style:style>
    <style:style style:name="P109" style:family="paragraph" style:parent-style-name="Table_20_Contents">
      <style:text-properties style:use-window-font-color="true" style:font-name="FreeSans" fo:font-size="11pt" style:text-underline-style="none" officeooo:rsid="0102dab8" officeooo:paragraph-rsid="0102dab8" style:font-size-asian="11pt" style:font-size-complex="11pt"/>
    </style:style>
    <style:style style:name="P110" style:family="paragraph" style:parent-style-name="Table_20_Contents">
      <style:text-properties style:use-window-font-color="true" style:font-name="FreeSans" fo:font-size="11pt" style:text-underline-style="none" officeooo:rsid="0102dab8" officeooo:paragraph-rsid="010a4d34" style:font-size-asian="11pt" style:font-size-complex="11pt"/>
    </style:style>
    <style:style style:name="P111" style:family="paragraph" style:parent-style-name="Table_20_Contents">
      <style:text-properties style:use-window-font-color="true" style:font-name="FreeSans" fo:font-size="11pt" fo:font-style="normal" style:text-underline-style="none" officeooo:rsid="0102dab8" officeooo:paragraph-rsid="010452a3" style:font-size-asian="11pt" style:font-style-asian="normal" style:font-size-complex="11pt" style:font-style-complex="normal"/>
    </style:style>
    <style:style style:name="P112" style:family="paragraph" style:parent-style-name="Table_20_Contents">
      <style:text-properties style:font-name="FreeSans" fo:font-size="11pt" officeooo:rsid="011bccd8" officeooo:paragraph-rsid="011bccd8" style:font-size-asian="11pt" style:font-size-complex="11pt"/>
    </style:style>
    <style:style style:name="P113" style:family="paragraph" style:parent-style-name="Table_20_Contents">
      <style:text-properties style:font-name="FreeSans" fo:font-size="11pt" officeooo:rsid="011df6ce" officeooo:paragraph-rsid="011df6ce" style:font-size-asian="11pt" style:font-size-complex="11pt"/>
    </style:style>
    <style:style style:name="P114" style:family="paragraph" style:parent-style-name="Table_20_Contents">
      <style:text-properties style:font-name="FreeSans" fo:font-size="11pt" officeooo:rsid="009a4565" officeooo:paragraph-rsid="01101c5d" style:font-size-asian="11pt" style:font-size-complex="11pt"/>
    </style:style>
    <style:style style:name="P115" style:family="paragraph" style:parent-style-name="Table_20_Contents">
      <style:text-properties style:font-name="FreeSans" fo:font-size="11pt" officeooo:rsid="009a4565" officeooo:paragraph-rsid="00b0a36a" style:font-size-asian="11pt" style:font-size-complex="11pt"/>
    </style:style>
    <style:style style:name="P116" style:family="paragraph" style:parent-style-name="Table_20_Contents">
      <style:text-properties style:font-name="FreeSans" fo:font-size="11pt" officeooo:rsid="009a4565" officeooo:paragraph-rsid="01208862" style:font-size-asian="11pt" style:font-size-complex="11pt"/>
    </style:style>
    <style:style style:name="P117" style:family="paragraph" style:parent-style-name="Table_20_Contents">
      <style:text-properties style:font-name="FreeSans" fo:font-size="11pt" officeooo:rsid="011ea132" officeooo:paragraph-rsid="011ea132" style:font-size-asian="11pt" style:font-size-complex="11pt"/>
    </style:style>
    <style:style style:name="P118" style:family="paragraph" style:parent-style-name="Table_20_Contents">
      <style:text-properties style:font-name="FreeSans" fo:font-size="11pt" officeooo:rsid="01200fea" officeooo:paragraph-rsid="01200fea" style:font-size-asian="11pt" style:font-size-complex="11pt"/>
    </style:style>
    <style:style style:name="P119" style:family="paragraph" style:parent-style-name="Table_20_Contents">
      <style:text-properties style:font-name="FreeSans" fo:font-size="11pt" officeooo:rsid="00abeb99" officeooo:paragraph-rsid="00abeb99" style:font-size-asian="11pt" style:font-size-complex="11pt"/>
    </style:style>
    <style:style style:name="P120" style:family="paragraph">
      <loext:graphic-properties draw:fill-color="#2c3756"/>
    </style:style>
    <style:style style:name="P121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2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1fdb9"/>
    </style:style>
    <style:style style:name="T2" style:family="text">
      <style:text-properties officeooo:rsid="00316b4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387983" style:font-weight-asian="bold" style:font-weight-complex="bold"/>
    </style:style>
    <style:style style:name="T7" style:family="text">
      <style:text-properties fo:font-weight="bold" officeooo:rsid="008a52dc" style:font-weight-asian="bold" style:font-weight-complex="bold"/>
    </style:style>
    <style:style style:name="T8" style:family="text">
      <style:text-properties officeooo:rsid="002f1e74"/>
    </style:style>
    <style:style style:name="T9" style:family="text">
      <style:text-properties officeooo:rsid="0034a30c"/>
    </style:style>
    <style:style style:name="T10" style:family="text">
      <style:text-properties officeooo:rsid="0046779f"/>
    </style:style>
    <style:style style:name="T11" style:family="text">
      <style:text-properties fo:font-style="italic" fo:text-shadow="1pt 1pt" officeooo:rsid="00f723c6" style:font-style-asian="italic" style:font-style-complex="italic"/>
    </style:style>
    <style:style style:name="T12" style:family="text">
      <style:text-properties officeooo:rsid="004abc32"/>
    </style:style>
    <style:style style:name="T13" style:family="text">
      <style:text-properties officeooo:rsid="004daecd"/>
    </style:style>
    <style:style style:name="T14" style:family="text">
      <style:text-properties officeooo:rsid="0056037d"/>
    </style:style>
    <style:style style:name="T15" style:family="text">
      <style:text-properties officeooo:rsid="0056880a"/>
    </style:style>
    <style:style style:name="T16" style:family="text">
      <style:text-properties officeooo:rsid="00643b5b"/>
    </style:style>
    <style:style style:name="T17" style:family="text">
      <style:text-properties officeooo:rsid="006447c7"/>
    </style:style>
    <style:style style:name="T18" style:family="text">
      <style:text-properties officeooo:rsid="00754dc6"/>
    </style:style>
    <style:style style:name="T19" style:family="text">
      <style:text-properties officeooo:rsid="00781c0a"/>
    </style:style>
    <style:style style:name="T20" style:family="text">
      <style:text-properties officeooo:rsid="008266cf"/>
    </style:style>
    <style:style style:name="T21" style:family="text">
      <style:text-properties officeooo:rsid="0082c6f3"/>
    </style:style>
    <style:style style:name="T22" style:family="text">
      <style:text-properties officeooo:rsid="0084dcd5"/>
    </style:style>
    <style:style style:name="T23" style:family="text">
      <style:text-properties officeooo:rsid="0086fbf3"/>
    </style:style>
    <style:style style:name="T24" style:family="text">
      <style:text-properties officeooo:rsid="008a52d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8a52dc" style:font-weight-asian="normal" style:font-weight-complex="normal"/>
    </style:style>
    <style:style style:name="T27" style:family="text">
      <style:text-properties fo:font-weight="normal" officeooo:rsid="008f7733" style:font-weight-asian="normal" style:font-weight-complex="normal"/>
    </style:style>
    <style:style style:name="T28" style:family="text">
      <style:text-properties fo:font-weight="normal" officeooo:rsid="00f6fc62" style:font-weight-asian="normal" style:font-weight-complex="normal"/>
    </style:style>
    <style:style style:name="T29" style:family="text">
      <style:text-properties fo:font-weight="normal" officeooo:rsid="011398e8" style:font-weight-asian="normal" style:font-weight-complex="normal"/>
    </style:style>
    <style:style style:name="T30" style:family="text">
      <style:text-properties fo:font-weight="normal" officeooo:rsid="0116e1ac" style:font-weight-asian="normal" style:font-weight-complex="normal"/>
    </style:style>
    <style:style style:name="T31" style:family="text">
      <style:text-properties officeooo:rsid="008b7029"/>
    </style:style>
    <style:style style:name="T32" style:family="text">
      <style:text-properties officeooo:rsid="008d5e7e"/>
    </style:style>
    <style:style style:name="T33" style:family="text">
      <style:text-properties officeooo:rsid="00926a52"/>
    </style:style>
    <style:style style:name="T34" style:family="text">
      <style:text-properties officeooo:rsid="00927cb8"/>
    </style:style>
    <style:style style:name="T35" style:family="text">
      <style:text-properties style:use-window-font-color="true" style:text-underline-style="none"/>
    </style:style>
    <style:style style:name="T36" style:family="text">
      <style:text-properties style:use-window-font-color="true" style:text-underline-style="none" officeooo:rsid="00fa0dc7"/>
    </style:style>
    <style:style style:name="T37" style:family="text">
      <style:text-properties style:use-window-font-color="true" style:text-underline-style="none" officeooo:rsid="00fbb3cd"/>
    </style:style>
    <style:style style:name="T38" style:family="text">
      <style:text-properties style:use-window-font-color="true" style:text-underline-style="none" officeooo:rsid="00fef1c7"/>
    </style:style>
    <style:style style:name="T39" style:family="text">
      <style:text-properties style:use-window-font-color="true" style:text-underline-style="none" officeooo:rsid="010062a6"/>
    </style:style>
    <style:style style:name="T40" style:family="text">
      <style:text-properties style:use-window-font-color="true" style:text-underline-style="none" officeooo:rsid="0101105a"/>
    </style:style>
    <style:style style:name="T41" style:family="text">
      <style:text-properties style:use-window-font-color="true" style:text-underline-style="none" officeooo:rsid="01021804"/>
    </style:style>
    <style:style style:name="T42" style:family="text">
      <style:text-properties style:use-window-font-color="true" style:text-underline-style="none" officeooo:rsid="0102dab8"/>
    </style:style>
    <style:style style:name="T43" style:family="text">
      <style:text-properties style:use-window-font-color="true" style:text-underline-style="none" officeooo:rsid="01039f35"/>
    </style:style>
    <style:style style:name="T44" style:family="text">
      <style:text-properties style:use-window-font-color="true" style:text-underline-style="none" officeooo:rsid="0108253d"/>
    </style:style>
    <style:style style:name="T45" style:family="text">
      <style:text-properties style:use-window-font-color="true" style:text-underline-style="none" officeooo:rsid="0108793b"/>
    </style:style>
    <style:style style:name="T46" style:family="text">
      <style:text-properties style:use-window-font-color="true" style:text-underline-style="none" officeooo:rsid="01119ba2"/>
    </style:style>
    <style:style style:name="T47" style:family="text">
      <style:text-properties style:use-window-font-color="true" style:text-outline="false" style:text-position="0% 100%" fo:font-style="normal" fo:text-shadow="none" fo:font-weight="normal" style:font-style-asian="normal" style:font-weight-asian="normal" style:font-style-complex="normal" style:font-weight-complex="normal"/>
    </style:style>
    <style:style style:name="T48" style:family="text">
      <style:text-properties style:use-window-font-color="true" style:text-outline="false" fo:font-style="italic" fo:text-shadow="none" style:text-underline-style="none" fo:font-weight="normal" style:font-style-asian="italic" style:font-weight-asian="normal" style:font-style-complex="italic" style:font-weight-complex="normal"/>
    </style:style>
    <style:style style:name="T49" style:family="text">
      <style:text-properties style:use-window-font-color="true" style:text-outline="false" fo:font-style="italic" fo:text-shadow="none" style:text-underline-style="none" fo:font-weight="normal" officeooo:rsid="00f9a825" style:font-style-asian="italic" style:font-weight-asian="normal" style:font-style-complex="italic" style:font-weight-complex="normal"/>
    </style:style>
    <style:style style:name="T50" style:family="text">
      <style:text-properties style:use-window-font-color="true" style:text-outline="false" fo:font-style="italic" fo:text-shadow="none" style:text-underline-style="none" fo:font-weight="normal" officeooo:rsid="00fa0dc7" style:font-style-asian="italic" style:font-weight-asian="normal" style:font-style-complex="italic" style:font-weight-complex="normal"/>
    </style:style>
    <style:style style:name="T51" style:family="text">
      <style:text-properties style:use-window-font-color="true" style:text-outline="false" fo:font-style="italic" fo:text-shadow="none" style:text-underline-style="none" fo:font-weight="normal" officeooo:rsid="00fbb3cd" style:font-style-asian="italic" style:font-weight-asian="normal" style:font-style-complex="italic" style:font-weight-complex="normal"/>
    </style:style>
    <style:style style:name="T52" style:family="text">
      <style:text-properties style:use-window-font-color="true" style:text-outline="false" fo:font-style="italic" fo:text-shadow="none" style:text-underline-style="none" fo:font-weight="normal" officeooo:rsid="0101105a" style:font-style-asian="italic" style:font-weight-asian="normal" style:font-style-complex="italic" style:font-weight-complex="normal"/>
    </style:style>
    <style:style style:name="T53" style:family="text">
      <style:text-properties style:use-window-font-color="true" style:text-outline="false" fo:font-style="italic" fo:text-shadow="none" style:text-underline-style="none" fo:font-weight="normal" officeooo:rsid="01021804" style:font-style-asian="italic" style:font-weight-asian="normal" style:font-style-complex="italic" style:font-weight-complex="normal"/>
    </style:style>
    <style:style style:name="T54" style:family="text">
      <style:text-properties style:use-window-font-color="true" style:text-outline="fals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55" style:family="text">
      <style:text-properties style:use-window-font-color="true" style:text-outline="false" fo:font-style="normal" fo:text-shadow="none" style:text-underline-style="none" fo:font-weight="normal" officeooo:rsid="00fbb3cd" style:font-style-asian="normal" style:font-weight-asian="normal" style:font-style-complex="normal" style:font-weight-complex="normal"/>
    </style:style>
    <style:style style:name="T56" style:family="text">
      <style:text-properties style:use-window-font-color="true" style:text-outline="false" fo:font-style="normal" fo:text-shadow="none" style:text-underline-style="none" fo:font-weight="normal" officeooo:rsid="0102dab8" style:font-style-asian="normal" style:font-weight-asian="normal" style:font-style-complex="normal" style:font-weight-complex="normal"/>
    </style:style>
    <style:style style:name="T57" style:family="text">
      <style:text-properties style:use-window-font-color="true" style:text-outline="false" fo:font-style="normal" fo:text-shadow="none" style:text-underline-style="none" fo:font-weight="normal" officeooo:rsid="01039f35" style:font-style-asian="normal" style:font-weight-asian="normal" style:font-style-complex="normal" style:font-weight-complex="normal"/>
    </style:style>
    <style:style style:name="T58" style:family="text">
      <style:text-properties style:use-window-font-color="true" style:text-outline="false" fo:text-shadow="none" style:text-underline-style="none" fo:font-weight="normal" style:font-weight-asian="normal" style:font-weight-complex="normal"/>
    </style:style>
    <style:style style:name="T59" style:family="text">
      <style:text-properties style:use-window-font-color="true" style:text-outline="false" fo:text-shadow="none" style:text-underline-style="none" fo:font-weight="normal" officeooo:rsid="0102dab8" style:font-weight-asian="normal" style:font-weight-complex="normal"/>
    </style:style>
    <style:style style:name="T60" style:family="text">
      <style:text-properties style:use-window-font-color="true" style:text-outline="false" fo:text-shadow="none" style:text-underline-style="none" fo:font-weight="normal" officeooo:rsid="01039f35" style:font-weight-asian="normal" style:font-weight-complex="normal"/>
    </style:style>
    <style:style style:name="T61" style:family="text">
      <style:text-properties style:use-window-font-color="true" fo:font-style="italic" fo:text-shadow="1pt 1pt" style:text-underline-style="none" officeooo:rsid="00f723c6" style:font-style-asian="italic" style:font-style-complex="italic"/>
    </style:style>
    <style:style style:name="T62" style:family="text">
      <style:text-properties style:use-window-font-color="true" fo:font-style="normal" style:text-underline-style="none" officeooo:rsid="0102dab8" style:font-style-asian="normal" style:font-style-complex="normal"/>
    </style:style>
    <style:style style:name="T63" style:family="text">
      <style:text-properties officeooo:rsid="00b0a36a"/>
    </style:style>
    <style:style style:name="T64" style:family="text">
      <style:text-properties officeooo:rsid="00b426a3"/>
    </style:style>
    <style:style style:name="T65" style:family="text">
      <style:text-properties fo:text-shadow="none"/>
    </style:style>
    <style:style style:name="T66" style:family="text">
      <style:text-properties fo:text-shadow="none" officeooo:rsid="00d3510f"/>
    </style:style>
    <style:style style:name="T67" style:family="text">
      <style:text-properties fo:text-shadow="none" style:text-underline-style="none" fo:font-weight="bold" style:font-weight-asian="bold" style:font-weight-complex="bold"/>
    </style:style>
    <style:style style:name="T68" style:family="text">
      <style:text-properties fo:text-shadow="none" officeooo:rsid="00db91ab"/>
    </style:style>
    <style:style style:name="T69" style:family="text">
      <style:text-properties fo:text-shadow="none" officeooo:rsid="01200fea"/>
    </style:style>
    <style:style style:name="T70" style:family="text">
      <style:text-properties fo:text-shadow="none" officeooo:rsid="0123d3fd"/>
    </style:style>
    <style:style style:name="T71" style:family="text">
      <style:text-properties fo:color="#405e01" style:text-outline="false" style:text-position="super 58%" style:font-name="FreeSans" fo:font-style="normal" fo:text-shadow="none" fo:font-weight="bold" officeooo:rsid="00d2d135" style:font-style-asian="normal" style:font-weight-asian="bold" style:font-style-complex="normal" style:font-weight-complex="bold"/>
    </style:style>
    <style:style style:name="T72" style:family="text">
      <style:text-properties fo:color="#405e01" style:text-outline="false" style:text-position="super 58%" fo:font-size="12pt" fo:font-style="normal" fo:text-shadow="none" style:text-underline-style="none" fo:font-weight="bold" officeooo:rsid="00d2d135" style:font-size-asian="12pt" style:font-style-asian="normal" style:font-weight-asian="bold" style:font-size-complex="12pt" style:font-style-complex="normal" style:font-weight-complex="bold"/>
    </style:style>
    <style:style style:name="T73" style:family="text">
      <style:text-properties officeooo:rsid="00d3510f"/>
    </style:style>
    <style:style style:name="T74" style:family="text">
      <style:text-properties style:font-name="Lora" fo:font-size="25pt" fo:font-style="italic" fo:text-shadow="none" style:text-underline-style="none" fo:font-weight="normal" officeooo:rsid="0032e368" style:font-size-asian="25pt" style:font-style-asian="italic" style:font-weight-asian="normal" style:font-size-complex="25pt" style:font-style-complex="italic" style:font-weight-complex="normal"/>
    </style:style>
    <style:style style:name="T75" style:family="text">
      <style:text-properties style:font-name="Lora" fo:font-size="25pt" fo:font-style="italic" fo:text-shadow="none" style:text-underline-style="none" fo:font-weight="normal" officeooo:rsid="00de0eb4" style:font-size-asian="25pt" style:font-style-asian="italic" style:font-weight-asian="normal" style:font-size-complex="25pt" style:font-style-complex="italic" style:font-weight-complex="normal"/>
    </style:style>
    <style:style style:name="T76" style:family="text">
      <style:text-properties style:font-name="Lora" fo:font-size="25pt" fo:font-style="italic" fo:text-shadow="none" style:text-underline-style="none" fo:font-weight="normal" officeooo:rsid="00de8e54" style:font-size-asian="25pt" style:font-style-asian="italic" style:font-weight-asian="normal" style:font-size-complex="25pt" style:font-style-complex="italic" style:font-weight-complex="normal"/>
    </style:style>
    <style:style style:name="T77" style:family="text">
      <style:text-properties style:font-name="Lora" fo:font-size="25pt" fo:font-style="italic" fo:text-shadow="none" style:text-underline-style="none" fo:font-weight="normal" officeooo:rsid="00e04eab" style:font-size-asian="25pt" style:font-style-asian="italic" style:font-weight-asian="normal" style:font-size-complex="25pt" style:font-style-complex="italic" style:font-weight-complex="normal"/>
    </style:style>
    <style:style style:name="T78" style:family="text">
      <style:text-properties officeooo:rsid="00e04eab"/>
    </style:style>
    <style:style style:name="T79" style:family="text">
      <style:text-properties officeooo:rsid="00e2afd1"/>
    </style:style>
    <style:style style:name="T80" style:family="text">
      <style:text-properties officeooo:rsid="00e45786"/>
    </style:style>
    <style:style style:name="T81" style:family="text">
      <style:text-properties officeooo:rsid="00e7df50"/>
    </style:style>
    <style:style style:name="T82" style:family="text">
      <style:text-properties officeooo:rsid="00e9dcd1"/>
    </style:style>
    <style:style style:name="T83" style:family="text">
      <style:text-properties officeooo:rsid="00eb83bb"/>
    </style:style>
    <style:style style:name="T84" style:family="text">
      <style:text-properties officeooo:rsid="00ef5ed2"/>
    </style:style>
    <style:style style:name="T85" style:family="text">
      <style:text-properties officeooo:rsid="00f061a0"/>
    </style:style>
    <style:style style:name="T86" style:family="text">
      <style:text-properties officeooo:rsid="00f22af1"/>
    </style:style>
    <style:style style:name="T87" style:family="text">
      <style:text-properties officeooo:rsid="00f6fc62"/>
    </style:style>
    <style:style style:name="T88" style:family="text">
      <style:text-properties officeooo:rsid="00f723c6"/>
    </style:style>
    <style:style style:name="T89" style:family="text">
      <style:text-properties officeooo:rsid="010ae9be"/>
    </style:style>
    <style:style style:name="T90" style:family="text">
      <style:text-properties officeooo:rsid="01182719"/>
    </style:style>
    <style:style style:name="T91" style:family="text">
      <style:text-properties fo:text-shadow="1pt 1pt"/>
    </style:style>
    <style:style style:name="T92" style:family="text">
      <style:text-properties fo:text-shadow="1pt 1pt" officeooo:rsid="01200fea"/>
    </style:style>
    <style:style style:name="T93" style:family="text">
      <style:text-properties fo:text-shadow="1pt 1pt" officeooo:rsid="0123d3fd"/>
    </style:style>
    <style:style style:name="T94" style:family="text">
      <style:text-properties fo:text-shadow="1pt 1pt" officeooo:rsid="0120c860"/>
    </style:style>
    <style:style style:name="T95" style:family="text">
      <style:text-properties officeooo:rsid="011ca0c1"/>
    </style:style>
    <style:style style:name="T96" style:family="text">
      <style:text-properties officeooo:rsid="011ea132"/>
    </style:style>
    <style:style style:name="T97" style:family="text">
      <style:text-properties officeooo:rsid="0120c860"/>
    </style:style>
    <style:style style:name="T98" style:family="text">
      <style:text-properties officeooo:rsid="01251e1d"/>
    </style:style>
    <style:style style:name="T99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20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1" draw:name="Shape2" draw:style-name="gr4" draw:text-style-name="P120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89">Caso de prueba <text:span text:style-name="T73">CP02: </text:span><text:span text:style-name="T66">Funcionalidad de </text:span><text:span text:style-name="T68">Administración de contenido de formularios</text:span></text:p>
      <text:p text:style-name="P87"><draw:frame draw:style-name="fr2" draw:name="Image1" text:anchor-type="as-char" svg:width="14.6cm" svg:height="6.6cm" draw:z-index="13"><draw:image xlink:href="Pictures/1000020100000226000000FA9C3F27F97A3CB667.png" xlink:type="simple" xlink:show="embed" xlink:actuate="onLoad" loext:mime-type="image/png"/></draw:frame></text:p>
      <text:p text:style-name="P88"><text:span text:style-name="T8">Proyecto </text:span><text:span text:style-name="T5">Colibrí</text:span></text:p>
      <text:p text:style-name="P74"/>
      <text:p text:style-name="P76">Asignatura</text:p>
      <text:p text:style-name="P74">Laboratorio de desarrollo de software</text:p>
      <text:p text:style-name="P74"/>
      <text:p text:style-name="P76">Autor</text:p>
      <text:p text:style-name="P75">Cinthia Lima</text:p>
      <text:p text:style-name="P74"/>
      <text:p text:style-name="P76">Fecha de redacción</text:p>
      <text:p text:style-name="P74"><text:span text:style-name="T2">11</text:span>/<text:span text:style-name="T2">11</text:span>/<text:span text:style-name="T2">2017</text:span></text:p>
      <text:p text:style-name="P94"><draw:custom-shape text:anchor-type="paragraph" draw:z-index="1" draw:name="Shape1" draw:style-name="gr2" draw:text-style-name="P121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23" svg:width="6.501cm" svg:height="18.5cm" svg:x="0.499cm" svg:y="0.75cm"><draw:text-box><text:p text:style-name="P122"><text:span text:style-name="T99">En <text:s/>este documento se establecen de manera precisa las condiciones de ejecución, las entradas y salidas esperadas de los diferentes casos de pruebas.</text:span></text:p></draw:text-box></draw:frame></text:p>
      <text:p text:style-name="P96">Índic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Descripción general</text:p>
          </table:table-cell>
          <table:table-cell table:style-name="Table5.A1" office:value-type="string">
            <text:p text:style-name="P70">Página 4</text:p>
          </table:table-cell>
        </table:table-row>
        <table:table-row>
          <table:table-cell table:style-name="Table5.A1" office:value-type="string">
            <text:p text:style-name="P5">Condiciones de ejecución</text:p>
          </table:table-cell>
          <table:table-cell table:style-name="Table5.A1" office:value-type="string">
            <text:p text:style-name="P70">Página 4</text:p>
          </table:table-cell>
        </table:table-row>
        <table:table-row>
          <table:table-cell table:style-name="Table5.A1" office:value-type="string">
            <text:p text:style-name="P5">Entrada</text:p>
          </table:table-cell>
          <table:table-cell table:style-name="Table5.A1" office:value-type="string">
            <text:p text:style-name="P70">Página 4 y 5</text:p>
          </table:table-cell>
        </table:table-row>
        <table:table-row>
          <table:table-cell table:style-name="Table5.A1" office:value-type="string">
            <text:p text:style-name="P5">Resultado esperado</text:p>
          </table:table-cell>
          <table:table-cell table:style-name="Table5.A1" office:value-type="string">
            <text:p text:style-name="P70">Página 5</text:p>
          </table:table-cell>
        </table:table-row>
        <table:table-row>
          <table:table-cell table:style-name="Table5.A1" office:value-type="string">
            <text:p text:style-name="P5">Evaluación de la prueba</text:p>
          </table:table-cell>
          <table:table-cell table:style-name="Table5.A1" office:value-type="string">
            <text:p text:style-name="P71">Página 5</text:p>
          </table:table-cell>
        </table:table-row>
        <table:table-row>
          <table:table-cell table:style-name="Table5.A1" office:value-type="string">
            <text:p text:style-name="P5">Tabla de Caso de prueba</text:p>
          </table:table-cell>
          <table:table-cell table:style-name="Table5.A1" office:value-type="string">
            <text:p text:style-name="P72">Página 6, 7, 8 <text:span text:style-name="T90">y 9</text:span></text:p>
          </table:table-cell>
        </table:table-row>
      </table:table>
      <text:p text:style-name="P95"><text:span text:style-name="T74">CP0</text:span><text:span text:style-name="T75">2</text:span><text:span text:style-name="T74">: “Funcionalidad </text:span><text:span text:style-name="T76">de </text:span><text:span text:style-name="T77">A</text:span><text:span text:style-name="T75">dministración de contenido de</text:span><text:span text:style-name="T74"> formularios</text:span><text:span text:style-name="T67">”</text:span></text:p>
      <text:p text:style-name="P90">Descripción <text:span text:style-name="T9">general</text:span></text:p>
      <text:p text:style-name="P80">Mediante este caso de prueba se buscar verificar el correcto funcionamiento de la inserción, eliminación y modificación de <text:span text:style-name="T78">campos de un formulario</text:span> <text:span text:style-name="T20">del CU15 : “Administración de contenido de formularios”</text:span>. <text:span text:style-name="T18">Probando cada funcionalidad de manera individual con diferentes combinaciones de las entradas.</text:span></text:p>
      <text:p text:style-name="P77"/>
      <text:p text:style-name="P91">Condiciones de ejecución</text:p>
      <text:p text:style-name="P81">Para la ejecución de este caso de prueba debe existir una base de datos <text:span text:style-name="T10">implementada en un servidor</text:span> que posea las entidades “<text:span text:style-name="T79">Formulario</text:span>”, “<text:span text:style-name="T79">Campo</text:span>”, “<text:span text:style-name="T79">Campo Texto</text:span>”, “<text:span text:style-name="T79">Área Texto</text:span>”, <text:span text:style-name="T79">”Lista desplegable” y “Elementos”</text:span></text:p>
      <text:p text:style-name="P82">También se debe hacer el previo inicio de sesión con <text:span text:style-name="T79">permiso de Gestor de formulario</text:span> para <text:span text:style-name="T12">poder acceder a las funcionalidades antes mencionadas.</text:span></text:p>
      <text:p text:style-name="P78"/>
      <text:p text:style-name="P92">Entrada</text:p>
      <text:p text:style-name="P84">Se realizaran 3 secuencias de pruebas, una para cada funcionalidad de <text:span text:style-name="T80">Administración de contenido de formularios.</text:span></text:p>
      <text:p text:style-name="P82">Se <text:span text:style-name="T13">describirán tres paso a paso para cada funcionalidad:</text:span></text:p>
      <text:list xml:id="list1935201992" text:style-name="L1">
        <text:list-item>
          <text:p text:style-name="P97">Agregar campo</text:p>
          <text:list>
            <text:list-item>
              <text:p text:style-name="P98">Paso 1: <text:span text:style-name="T14">Se ingresa al sistema Colibrí con un usuario con permisos de creación de formulario.</text:span></text:p>
            </text:list-item>
            <text:list-item>
              <text:p text:style-name="P98">Paso 2: <text:span text:style-name="T15">Se selecciona la opción para agregar un nuevo formulario.</text:span></text:p>
            </text:list-item>
            <text:list-item>
              <text:p text:style-name="P99">Paso <text:span text:style-name="T82">3</text:span>: <text:span text:style-name="T17">Se abre la ventana para crear un nuevo formulario.</text:span></text:p>
            </text:list-item>
            <text:list-item>
              <text:p text:style-name="P101"><text:soft-page-break/>Paso <text:span text:style-name="T82">4</text:span>: <text:span text:style-name="T81">Se completan los campos para dar de alta el formulario y se diseña el contenido del formulario</text:span></text:p>
            </text:list-item>
            <text:list-item>
              <text:p text:style-name="P103">Paso <text:span text:style-name="T82">5</text:span> : <text:span text:style-name="T81">Se agregan los “campos de prueba” y se completan con sus “atributos de prueba”</text:span></text:p>
            </text:list-item>
            <text:list-item>
              <text:p text:style-name="P106">Paso 6: La tabla de campos se actualiza con los nuevo campos ingresados.</text:p>
            </text:list-item>
            <text:list-item>
              <text:p text:style-name="P103">Paso <text:span text:style-name="T82">7</text:span>: <text:span text:style-name="T81">Se publica el nuevo formulario con los campos especificados.</text:span></text:p>
            </text:list-item>
          </text:list>
        </text:list-item>
        <text:list-item>
          <text:p text:style-name="P97">Eliminar campo</text:p>
          <text:list>
            <text:list-item>
              <text:p text:style-name="P106">Paso 3.1: <text:span text:style-name="T81">Se </text:span>selecciona<text:span text:style-name="T81"> la opción para eliminar </text:span>el<text:span text:style-name="T81"> campo en la</text:span> tabla de campos en la sección de diseño de formulario.</text:p>
            </text:list-item>
            <text:list-item>
              <text:p text:style-name="P102">Paso <text:span text:style-name="T82">3.2</text:span>: <text:span text:style-name="T82">Se confirma la eliminación del campo elegido.</text:span></text:p>
            </text:list-item>
            <text:list-item>
              <text:p text:style-name="P104">Paso <text:span text:style-name="T82">3.3</text:span> : <text:span text:style-name="T82">Se elimina el campo elegido.</text:span></text:p>
            </text:list-item>
          </text:list>
        </text:list-item>
        <text:list-item>
          <text:p text:style-name="P97">Editar campo</text:p>
          <text:list>
            <text:list-item>
              <text:p text:style-name="P100">Paso 3.<text:span text:style-name="T83">1</text:span>: <text:span text:style-name="T15">Se selecciona la opción para modificar el campo en la tabla de campos en la sección de diseño de formularios.</text:span></text:p>
            </text:list-item>
            <text:list-item>
              <text:p text:style-name="P107">Paso <text:span text:style-name="T83">3.2</text:span>: <text:span text:style-name="T84">Se despliega una sección para la modificación de los datos del campo.</text:span></text:p>
            </text:list-item>
            <text:list-item>
              <text:p text:style-name="P105">Paso <text:span text:style-name="T85">3.3</text:span>: Se modifican los <text:span text:style-name="T84">datos del campo</text:span> que se desean modificar.</text:p>
            </text:list-item>
            <text:list-item>
              <text:p text:style-name="P108">Paso <text:span text:style-name="T85">3.4</text:span>: Se <text:span text:style-name="T16">guardan los cambios de las modificaciones.</text:span></text:p>
            </text:list-item>
          </text:list>
        </text:list-item>
      </text:list>
      <text:p text:style-name="P83"/>
      <text:p text:style-name="P92">Resultado esperado</text:p>
      <text:p text:style-name="P85">Poder asegurarse que la inserción, eliminación y modificación de campo funciona de manera correcta y que el formulario es generado con los campos especificados.</text:p>
      <text:p text:style-name="P79"/>
      <text:p text:style-name="P92">Evaluación de la prueba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Pendiente de prueba</text:p>
          </table:table-cell>
          <table:table-cell table:style-name="Table4.A1" office:value-type="string">
            <text:p text:style-name="P8">Realizado con éxito</text:p>
          </table:table-cell>
          <table:table-cell table:style-name="Table4.C1" office:value-type="string">
            <text:p text:style-name="P8">Realizado sin éxito</text:p>
          </table:table-cell>
        </table:table-row>
        <table:table-row>
          <table:table-cell table:style-name="Table4.A2" office:value-type="string">
            <text:p text:style-name="P9">x</text:p>
          </table:table-cell>
          <table:table-cell table:style-name="Table4.B2" office:value-type="string">
            <text:p text:style-name="P10"/>
          </table:table-cell>
          <table:table-cell table:style-name="Table4.C2" office:value-type="string">
            <text:p text:style-name="P11"/>
          </table:table-cell>
        </table:table-row>
      </table:table>
      <text:p text:style-name="P86"/>
      <text:p text:style-name="P86"><text:soft-page-break/>CP0<text:span text:style-name="T86">2</text:span> : Funcionalidad de Administración de contenido de formular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13"><text:span text:style-name="T4">Proyecto:</text:span> <text:span text:style-name="T19">Colibrí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14"><text:span text:style-name="T4">Nivel de prueba:</text:span> <text:span text:style-name="T24">1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4"><text:span text:style-name="T4">ID Caso de uso:</text:span> <text:span text:style-name="T21">CU15 → Incluye: CU16, CU17, CU18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14"><text:span text:style-name="T4">Tipo</text:span><text:span text:style-name="T7">s</text:span><text:span text:style-name="T4"> de pru</text:span><text:span text:style-name="T6">e</text:span><text:span text:style-name="T4">ba</text:span><text:span text:style-name="T7">s</text:span><text:span text:style-name="T4">:</text:span> <text:span text:style-name="T32">Prueba de funcionalidad y Pruebas de interfaz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5"><text:span text:style-name="T4">ID Requerimiento:</text:span> <text:span text:style-name="T22">RF02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16"><text:span text:style-name="T4">Autor de Caso de prueba:</text:span> <text:span text:style-name="T23">Cinthia Lima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6"><text:span text:style-name="T4">Nombre Escenario:</text:span> <text:span text:style-name="T23">Escenario principal</text:span></text:p>
          </table:table-cell>
          <table:covered-table-cell/>
          <table:covered-table-cell/>
          <table:table-cell table:style-name="Table1.D4" table:number-columns-spanned="2" office:value-type="string">
            <text:p text:style-name="P16"><text:span text:style-name="T4">Nombre del Probador:</text:span> <text:span text:style-name="T23">Cinthia Lima</text:span></text:p>
          </table:table-cell>
          <table:covered-table-cell/>
        </table:table-row>
        <table:table-row table:style-name="Table1.5">
          <table:table-cell table:style-name="Table1.A6" table:number-columns-spanned="3" office:value-type="string">
            <text:p text:style-name="P16"><text:span text:style-name="T4">Versión del Caso de prueba: </text:span><text:span text:style-name="T27">1.0</text:span></text:p>
          </table:table-cell>
          <table:covered-table-cell/>
          <table:covered-table-cell/>
          <table:table-cell table:style-name="Table1.D5" office:value-type="string">
            <text:p text:style-name="P64">Fecha de creación:</text:p>
          </table:table-cell>
          <table:table-cell table:style-name="Table1.E5" office:value-type="string">
            <text:p text:style-name="P64">Fecha de ejecución:</text:p>
          </table:table-cell>
        </table:table-row>
        <table:table-row>
          <table:table-cell table:style-name="Table1.A6" table:number-columns-spanned="3" office:value-type="string">
            <text:p text:style-name="P64">Nombre Caso de prueba: <text:span text:style-name="T26">Funcionalidad de A</text:span><text:span text:style-name="T28">dministración de contenido de formularios</text:span></text:p>
          </table:table-cell>
          <table:covered-table-cell/>
          <table:covered-table-cell/>
          <table:table-cell table:style-name="Table1.D6" office:value-type="string">
            <text:p text:style-name="P17"><text:span text:style-name="T87">11</text:span>/<text:span text:style-name="T31">11</text:span>/<text:span text:style-name="T31">17</text:span></text:p>
          </table:table-cell>
          <table:table-cell table:style-name="Table1.E6" office:value-type="string">
            <text:p text:style-name="P17">--/--/--</text:p>
          </table:table-cell>
        </table:table-row>
        <table:table-row table:style-name="Table1.7">
          <table:table-cell table:style-name="Table1.A7" table:number-columns-spanned="5" office:value-type="string">
            <text:p text:style-name="P65">Condiciones para que se ejecute el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18">Se deben tener una computadora con acceso <text:span text:style-name="T33">al modulo a probar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5" office:value-type="string">
            <text:p text:style-name="P19">Se debe tener una <text:span text:style-name="T34">base de datos</text:span> creada para poder hacer las respectivas prueb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20"><text:span text:style-name="T64">Los módulos necesarios para la ejecución del caso de prueba deben</text:span> debe poder conectarse a la base de datos.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65">N.º Paso </text:p>
          </table:table-cell>
          <table:table-cell table:style-name="Table1.A11" office:value-type="string">
            <text:p text:style-name="P65">Condición</text:p>
          </table:table-cell>
          <table:table-cell table:style-name="Table1.A11" office:value-type="string">
            <text:p text:style-name="P65">Valores</text:p>
          </table:table-cell>
          <table:table-cell table:style-name="Table1.A11" office:value-type="string">
            <text:p text:style-name="P65">Resultado Esperado</text:p>
          </table:table-cell>
          <table:table-cell table:style-name="Table1.A7" office:value-type="string">
            <text:p text:style-name="P65">Resultado Obtenido</text:p>
          </table:table-cell>
        </table:table-row>
        <table:table-row table:style-name="Table1.12">
          <table:table-cell table:style-name="Table1.A12" table:number-columns-spanned="5" office:value-type="string">
            <text:p text:style-name="P38">Agregar camp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3" office:value-type="string">
            <text:p text:style-name="P22">1</text:p>
          </table:table-cell>
          <table:table-cell table:style-name="Table1.B23" office:value-type="string">
            <text:p text:style-name="P39">Se debe ver crear <text:span text:style-name="T89">los campos <text:s/>asociados a </text:span>un formulario en la BD.</text:p>
          </table:table-cell>
          <table:table-cell table:style-name="Table1.C23" office:value-type="string">
            <text:p text:style-name="P41"><text:span text:style-name="T61">Campo texto</text:span><text:span text:style-name="T35"> = </text:span><text:span text:style-name="T36">{</text:span></text:p>
            <text:p text:style-name="P42"><text:span text:style-name="T36">titulo = </text:span><text:span text:style-name="T38">Teléfono</text:span></text:p>
            <text:p text:style-name="P42"><text:span text:style-name="T38">descripción</text:span><text:span text:style-name="T36"> = </text:span><text:span text:style-name="T39">-</text:span></text:p>
            <text:p text:style-name="P57"><text:span text:style-name="T39">O</text:span><text:span text:style-name="T35">bligatorio = ‘Si’</text:span></text:p>
            <text:p text:style-name="P41"><text:span text:style-name="T36">pista = </text:span><text:span text:style-name="T38">Utilice un guión </text:span><text:span text:style-name="T39">después</text:span><text:span text:style-name="T38"> del código</text:span></text:p>
            <text:p text:style-name="P41"><text:span text:style-name="T36">}</text:span><text:span text:style-name="T35"> </text:span></text:p>
            <text:p text:style-name="P46"><text:span text:style-name="T61">Área de texto</text:span><text:span text:style-name="T35"> </text:span><text:span text:style-name="T37">= </text:span></text:p>
            <text:p text:style-name="P47"><text:span text:style-name="T37">{</text:span><text:span text:style-name="T40">título </text:span><text:span text:style-name="T41">= Sobre mi</text:span></text:p>
            <text:p text:style-name="P53"><text:span text:style-name="T41">d</text:span><text:span text:style-name="T35">escripción = En esta sección debe dar una breve descripción a cerca de usted.</text:span></text:p>
            <text:p text:style-name="P57"><text:span text:style-name="T39">O</text:span><text:span text:style-name="T37">bligatorio = ‘</text:span><text:span text:style-name="T35">No</text:span><text:span text:style-name="T37">’</text:span></text:p>
            <text:p text:style-name="P47"><text:span text:style-name="T37">limite de caracteres </text:span><text:span text:style-name="T40">= </text:span><text:span text:style-name="T41">250</text:span><text:span text:style-name="T37">}</text:span></text:p>
            <text:p text:style-name="P50"><text:span text:style-name="T61">Lista desplegable</text:span><text:span text:style-name="T35"> = {</text:span><text:span text:style-name="T42">titulo = Carrera</text:span></text:p>
            <text:p text:style-name="P109">descripción = Seleccione la carrera a la que corresponda</text:p>
            <text:p text:style-name="P58"><text:span text:style-name="T39">O</text:span><text:span text:style-name="T42">bligatorio = ‘Si’</text:span></text:p>
            <text:p text:style-name="P50"><text:soft-page-break/><text:span text:style-name="T42">elementos = [Ades, Lic. en Administración, </text:span><text:span text:style-name="T43">Lic. en Psicopedagogia</text:span><text:span text:style-name="T42">]</text:span><text:span text:style-name="T35">}</text:span></text:p>
          </table:table-cell>
          <table:table-cell table:style-name="Table1.D13" office:value-type="string">
            <text:p text:style-name="P24">Creación de <text:span text:style-name="T88">los campos </text:span><text:span text:style-name="T11">campo texto, área de texto y lista desplegable </text:span>en la BD con éxito.</text:p>
          </table:table-cell>
          <table:table-cell table:style-name="Table1.E13" office:value-type="string">
            <text:p text:style-name="P14"/>
          </table:table-cell>
        </table:table-row>
        <table:table-row>
          <table:table-cell table:style-name="Table1.A23" office:value-type="string">
            <text:p text:style-name="P56">2</text:p>
          </table:table-cell>
          <table:table-cell table:style-name="Table1.B23" office:value-type="string">
            <text:p text:style-name="P40">Se debe ver crear <text:span text:style-name="T89">los campos <text:s/>asociados a </text:span>un formulario en la BD.</text:p>
          </table:table-cell>
          <table:table-cell table:style-name="Table1.C23" office:value-type="string">
            <text:p text:style-name="P43"><text:span text:style-name="T61">Campo texto</text:span><text:span text:style-name="T35"> = </text:span><text:span text:style-name="T36">{</text:span></text:p>
            <text:p text:style-name="P43"><text:span text:style-name="T36">titulo = </text:span><text:span text:style-name="T38">Teléfono</text:span></text:p>
            <text:p text:style-name="P43"><text:span text:style-name="T38">descripción</text:span><text:span text:style-name="T36"> = </text:span><text:span text:style-name="T38">Debe rellenar este campo</text:span><text:span text:style-name="T36"> </text:span><text:span text:style-name="T39">con su numero de teléfono más código de área.</text:span></text:p>
            <text:p text:style-name="P59"><text:span text:style-name="T39">O</text:span><text:span text:style-name="T42">bligatorio = </text:span><text:span text:style-name="T46">Si</text:span></text:p>
            <text:p text:style-name="P45"><text:span text:style-name="T36">pista = </text:span><text:span text:style-name="T38">-</text:span><text:span text:style-name="T72">1</text:span></text:p>
            <text:p text:style-name="P43"><text:span text:style-name="T50">}</text:span><text:span text:style-name="T49"> </text:span></text:p>
          </table:table-cell>
          <table:table-cell table:style-name="Table1.D23" office:value-type="string">
            <text:p text:style-name="P25">Creación de<text:span text:style-name="T88">l campo </text:span><text:span text:style-name="T11">campo texto </text:span>en la BD con éxito.</text:p>
          </table:table-cell>
          <table:table-cell table:style-name="Table1.E23" office:value-type="string">
            <text:p text:style-name="P14"/>
          </table:table-cell>
        </table:table-row>
        <table:table-row>
          <table:table-cell table:style-name="Table1.A23" office:value-type="string">
            <text:p text:style-name="P61">3</text:p>
          </table:table-cell>
          <table:table-cell table:style-name="Table1.B23" office:value-type="string">
            <text:p text:style-name="P68">Se debe ver crear <text:span text:style-name="T89">los campos <text:s/>asociados a </text:span>un formulario en la BD.</text:p>
          </table:table-cell>
          <table:table-cell table:style-name="Table1.C23" office:value-type="string">
            <text:p text:style-name="P43"><text:span text:style-name="T61">Campo texto</text:span><text:span text:style-name="T35"> = </text:span><text:span text:style-name="T36">{</text:span></text:p>
            <text:p text:style-name="P43"><text:span text:style-name="T36">titulo = </text:span><text:span text:style-name="T38">-</text:span></text:p>
            <text:p text:style-name="P43"><text:span text:style-name="T38">descripción</text:span><text:span text:style-name="T36"> = </text:span><text:span text:style-name="T38">Debe rellenar este campo</text:span><text:span text:style-name="T36"> </text:span><text:span text:style-name="T39">con su numero de teléfono más código de área.</text:span></text:p>
            <text:p text:style-name="P59"><text:span text:style-name="T39">O</text:span><text:span text:style-name="T42">bligatorio = -’</text:span></text:p>
            <text:p text:style-name="P43"><text:span text:style-name="T36">pista = </text:span><text:span text:style-name="T38">Utilice un guión </text:span><text:span text:style-name="T39">después</text:span><text:span text:style-name="T38"> del código</text:span></text:p>
            <text:p text:style-name="P43"><text:span text:style-name="T50">}</text:span><text:span text:style-name="T48"> </text:span></text:p>
          </table:table-cell>
          <table:table-cell table:style-name="Table1.D23" office:value-type="string">
            <text:p text:style-name="P112">Error en la creación del <text:span text:style-name="T91">Campo texto </text:span><text:span text:style-name="T65">en la BD.</text:span></text:p>
            <text:p text:style-name="P113"><text:span text:style-name="T65">(por falta de título)</text:span></text:p>
          </table:table-cell>
          <table:table-cell table:style-name="Table1.E23" office:value-type="string">
            <text:p text:style-name="P14"/>
          </table:table-cell>
        </table:table-row>
        <table:table-row>
          <table:table-cell table:style-name="Table1.A23" office:value-type="string">
            <text:p text:style-name="P61">4</text:p>
          </table:table-cell>
          <table:table-cell table:style-name="Table1.B23" office:value-type="string">
            <text:p text:style-name="P68">Se debe ver crear <text:span text:style-name="T89">los campos <text:s/>asociados a </text:span>un formulario en la BD.</text:p>
          </table:table-cell>
          <table:table-cell table:style-name="Table1.C23" office:value-type="string">
            <text:p text:style-name="P48"><text:span text:style-name="T61">Área de texto</text:span><text:span text:style-name="T35"> </text:span><text:span text:style-name="T37">= </text:span></text:p>
            <text:p text:style-name="P48"><text:span text:style-name="T37">{</text:span><text:span text:style-name="T40">título </text:span><text:span text:style-name="T41">= Sobre mi</text:span></text:p>
            <text:p text:style-name="P54"><text:span text:style-name="T41">d</text:span><text:span text:style-name="T35">escripción = En esta sección debe dar una breve descripción a cerca de usted.</text:span></text:p>
            <text:p text:style-name="P59"><text:span text:style-name="T39">O</text:span><text:span text:style-name="T42">bligatorio = ‘</text:span><text:span text:style-name="T45">No</text:span><text:span text:style-name="T42">’</text:span></text:p>
            <text:p text:style-name="P48"><text:span text:style-name="T55">limite de caracteres</text:span><text:span text:style-name="T51"> </text:span><text:span text:style-name="T52">= </text:span><text:span text:style-name="T53">250</text:span><text:span text:style-name="T51">}</text:span></text:p>
          </table:table-cell>
          <table:table-cell table:style-name="Table1.D23" office:value-type="string">
            <text:p text:style-name="P25">Creación de<text:span text:style-name="T88">l campo </text:span><text:span text:style-name="T11"><text:s/>área de texto </text:span>en la BD con éxito.</text:p>
          </table:table-cell>
          <table:table-cell table:style-name="Table1.E23" office:value-type="string">
            <text:p text:style-name="P14"/>
          </table:table-cell>
        </table:table-row>
        <table:table-row>
          <table:table-cell table:style-name="Table1.A23" office:value-type="string">
            <text:p text:style-name="P62">5</text:p>
          </table:table-cell>
          <table:table-cell table:style-name="Table1.B23" office:value-type="string">
            <text:p text:style-name="P68">Se debe ver crear <text:span text:style-name="T89">los campos <text:s/>asociados a </text:span>un formulario en la BD.</text:p>
          </table:table-cell>
          <table:table-cell table:style-name="Table1.C23" office:value-type="string">
            <text:p text:style-name="P48"><text:span text:style-name="T61">Área de texto</text:span><text:span text:style-name="T35"> </text:span><text:span text:style-name="T37">= </text:span></text:p>
            <text:p text:style-name="P48"><text:span text:style-name="T37">{</text:span><text:span text:style-name="T40">título </text:span><text:span text:style-name="T41">= Sobre mi</text:span></text:p>
            <text:p text:style-name="P54"><text:span text:style-name="T41">d</text:span><text:span text:style-name="T35">escripción = En esta sección debe dar una breve descripción a cerca de usted.</text:span></text:p>
            <text:p text:style-name="P59"><text:span text:style-name="T39">O</text:span><text:span text:style-name="T42">bligatorio = ‘</text:span><text:span text:style-name="T45">No</text:span><text:span text:style-name="T42">’</text:span></text:p>
            <text:p text:style-name="P48"><text:span text:style-name="T55">limite de caracteres</text:span><text:span text:style-name="T51"> </text:span><text:span text:style-name="T52">= </text:span><text:span text:style-name="T53">-</text:span><text:span text:style-name="T51">}</text:span></text:p>
          </table:table-cell>
          <table:table-cell table:style-name="Table1.D23" office:value-type="string">
            <text:p text:style-name="P26">Creación de<text:span text:style-name="T88">l campo </text:span><text:span text:style-name="T11">área de texto </text:span>en la BD con éxito. <text:span text:style-name="T95">(con un valor default de limite de caracteres )</text:span></text:p>
          </table:table-cell>
          <table:table-cell table:style-name="Table1.E23" office:value-type="string">
            <text:p text:style-name="P14"/>
          </table:table-cell>
        </table:table-row>
        <text:soft-page-break/>
        <table:table-row>
          <table:table-cell table:style-name="Table1.A19" office:value-type="string">
            <text:p text:style-name="P62">6</text:p>
          </table:table-cell>
          <table:table-cell table:style-name="Table1.B19" office:value-type="string">
            <text:p text:style-name="P68">Se debe ver crear <text:span text:style-name="T89">los campos <text:s/>asociados a </text:span>un formulario en la BD.</text:p>
          </table:table-cell>
          <table:table-cell table:style-name="Table1.C19" office:value-type="string">
            <text:p text:style-name="P51"><text:span text:style-name="T61">Lista desplegable</text:span><text:span text:style-name="T36"> </text:span><text:span text:style-name="T35">= {</text:span><text:span text:style-name="T42">titulo = Carrera</text:span></text:p>
            <text:p text:style-name="P51"><text:span text:style-name="T42">descripción =</text:span><text:span text:style-name="T62"> Seleccione la carrera a la que corresponda</text:span></text:p>
            <text:p text:style-name="P51"><text:span text:style-name="T56">elementos = [Ades, Lic. en Administración, </text:span><text:span text:style-name="T57">Lic. en Psicopedagogia</text:span><text:span text:style-name="T56">]</text:span><text:span text:style-name="T54">}</text:span></text:p>
          </table:table-cell>
          <table:table-cell table:style-name="Table1.D19" office:value-type="string">
            <text:p text:style-name="P26">Creación de<text:span text:style-name="T88">l campo </text:span><text:span text:style-name="T11">lista desplegable </text:span>en la BD con éxito.</text:p>
          </table:table-cell>
          <table:table-cell table:style-name="Table1.E19" office:value-type="string">
            <text:p text:style-name="P14"/>
          </table:table-cell>
        </table:table-row>
        <table:table-row>
          <table:table-cell table:style-name="Table1.A19" office:value-type="string">
            <text:p text:style-name="P63">7</text:p>
          </table:table-cell>
          <table:table-cell table:style-name="Table1.B19" office:value-type="string">
            <text:p text:style-name="P68">Se debe ver crear <text:span text:style-name="T89">los campos <text:s/>asociados a </text:span>un formulario en la BD.</text:p>
          </table:table-cell>
          <table:table-cell table:style-name="Table1.C19" office:value-type="string">
            <text:p text:style-name="P51"><text:span text:style-name="T61">Lista desplegable</text:span><text:span text:style-name="T36"> </text:span><text:span text:style-name="T35">= {</text:span><text:span text:style-name="T42">titulo = Carrera</text:span></text:p>
            <text:p text:style-name="P111">descripción = Seleccione la carrera a la que corresponda</text:p>
            <text:p text:style-name="P69"><text:span text:style-name="T59">elementos = [</text:span><text:span text:style-name="T60">-</text:span><text:span text:style-name="T59">]</text:span><text:span text:style-name="T58">}</text:span></text:p>
          </table:table-cell>
          <table:table-cell table:style-name="Table1.D19" office:value-type="string">
            <text:p text:style-name="P26"><text:span text:style-name="T96">Erro en la c</text:span>reación de<text:span text:style-name="T88">l campo </text:span><text:span text:style-name="T11">lista desplegable </text:span>en la BD.</text:p>
            <text:p text:style-name="P117">(por falta de elementos)</text:p>
          </table:table-cell>
          <table:table-cell table:style-name="Table1.E19" office:value-type="string">
            <text:p text:style-name="P14"/>
          </table:table-cell>
        </table:table-row>
        <table:table-row table:style-name="Table1.20">
          <table:table-cell table:style-name="Table1.A12" table:number-columns-spanned="5" office:value-type="string">
            <text:p text:style-name="P21">Modific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3" office:value-type="string">
            <text:p text:style-name="P27">1</text:p>
          </table:table-cell>
          <table:table-cell table:style-name="Table1.B23" office:value-type="string">
            <text:p text:style-name="P28">Se debe ver los cambios <text:span text:style-name="T98">correctos </text:span>realizados en la BD.</text:p>
          </table:table-cell>
          <table:table-cell table:style-name="Table1.C23" office:value-type="string">
            <text:p text:style-name="P41"><text:span text:style-name="T61">Campo texto</text:span><text:span text:style-name="T35"> = </text:span><text:span text:style-name="T36">{</text:span></text:p>
            <text:p text:style-name="P42"><text:span text:style-name="T36">titulo = </text:span><text:span text:style-name="T44">Nombre</text:span></text:p>
            <text:p text:style-name="P42"><text:span text:style-name="T38">descripción</text:span><text:span text:style-name="T36"> = </text:span><text:span text:style-name="T44">Debe rellenar este campo con su nombre completo.</text:span></text:p>
            <text:p text:style-name="P57"><text:span text:style-name="T39">O</text:span><text:span text:style-name="T35">bligatorio = ‘Si’</text:span></text:p>
            <text:p text:style-name="P41"><text:span text:style-name="T36">pista = </text:span><text:span text:style-name="T38">-</text:span></text:p>
            <text:p text:style-name="P41"><text:span text:style-name="T36">}</text:span><text:span text:style-name="T35"> </text:span></text:p>
            <text:p text:style-name="P46"><text:span text:style-name="T61">Área de texto</text:span><text:span text:style-name="T35"> </text:span><text:span text:style-name="T37">= </text:span></text:p>
            <text:p text:style-name="P47"><text:span text:style-name="T37">{</text:span><text:span text:style-name="T40">título </text:span><text:span text:style-name="T41">= -</text:span></text:p>
            <text:p text:style-name="P53"><text:span text:style-name="T41">d</text:span><text:span text:style-name="T35">escripción = En esta sección debe dar una breve descripción a cerca de usted.</text:span></text:p>
            <text:p text:style-name="P57"><text:span text:style-name="T39">O</text:span><text:span text:style-name="T37">bligatorio = ‘</text:span><text:span text:style-name="T35">No</text:span><text:span text:style-name="T37">’</text:span></text:p>
            <text:p text:style-name="P47"><text:span text:style-name="T37">limite de caracteres </text:span><text:span text:style-name="T40">=</text:span><text:span text:style-name="T41"> -</text:span><text:span text:style-name="T37">}</text:span></text:p>
            <text:p text:style-name="P50"><text:span text:style-name="T61">Lista desplegable</text:span><text:span text:style-name="T35"> = {</text:span><text:span text:style-name="T42">titulo = Carrera</text:span></text:p>
            <text:p text:style-name="P109">descripción = Seleccione la carrera a la que corresponda</text:p>
            <text:p text:style-name="P58"><text:span text:style-name="T39">O</text:span><text:span text:style-name="T42">bligatorio = ‘Si’</text:span></text:p>
            <text:p text:style-name="P50"><text:span text:style-name="T42">elementos = [</text:span><text:span text:style-name="T43">-</text:span><text:span text:style-name="T42">]</text:span><text:span text:style-name="T35">}</text:span></text:p>
          </table:table-cell>
          <table:table-cell table:style-name="Table1.D23" office:value-type="string">
            <text:p text:style-name="P115"><text:span text:style-name="T63">Modificación de los datos del </text:span><text:span text:style-name="T92">Campo texto </text:span><text:span text:style-name="T69">con éxito en la BD.</text:span></text:p>
            <text:p text:style-name="P118"><text:span text:style-name="T65">Error en la modificación de los campos Área</text:span><text:span text:style-name="T91"> de texto </text:span><text:span text:style-name="T65">(por no tener título)</text:span><text:span text:style-name="T91"> y Lista Desplegable (</text:span><text:span text:style-name="T65">por no tener elementos</text:span><text:span text:style-name="T91">).</text:span></text:p>
          </table:table-cell>
          <table:table-cell table:style-name="Table1.E23" office:value-type="string">
            <text:p text:style-name="P14"/>
          </table:table-cell>
        </table:table-row>
        <table:table-row>
          <table:table-cell table:style-name="Table1.A23" office:value-type="string">
            <text:p text:style-name="P37">2</text:p>
          </table:table-cell>
          <table:table-cell table:style-name="Table1.B23" office:value-type="string">
            <text:p text:style-name="P28">Se debe ver los cambios <text:span text:style-name="T98">correctos </text:span>realizados en la BD.</text:p>
          </table:table-cell>
          <table:table-cell table:style-name="Table1.C23" office:value-type="string">
            <text:p text:style-name="P44"><text:span text:style-name="T61">Campo texto</text:span><text:span text:style-name="T35"> = </text:span><text:span text:style-name="T36">{</text:span></text:p>
            <text:p text:style-name="P44"><text:span text:style-name="T36">titulo = </text:span><text:span text:style-name="T44">Nombre</text:span></text:p>
            <text:p text:style-name="P44"><text:span text:style-name="T38">descripción</text:span><text:span text:style-name="T36"> = </text:span><text:span text:style-name="T44">Debe rellenar este campo </text:span><text:soft-page-break/><text:span text:style-name="T44">con su nombre completo.</text:span></text:p>
            <text:p text:style-name="P60"><text:span text:style-name="T39">O</text:span><text:span text:style-name="T35">bligatorio = ‘Si’</text:span></text:p>
            <text:p text:style-name="P44"><text:span text:style-name="T36">pista = </text:span><text:span text:style-name="T38">-</text:span></text:p>
            <text:p text:style-name="P44"><text:span text:style-name="T36">}</text:span><text:span text:style-name="T35"> </text:span></text:p>
          </table:table-cell>
          <table:table-cell table:style-name="Table1.D23" office:value-type="string">
            <text:p text:style-name="P116"><text:span text:style-name="T63">Modificación de los datos del </text:span><text:span text:style-name="T92">Campo texto </text:span><text:span text:style-name="T69">con éxito en la BD.</text:span></text:p>
          </table:table-cell>
          <table:table-cell table:style-name="Table1.E23" office:value-type="string">
            <text:p text:style-name="P14"/>
          </table:table-cell>
        </table:table-row>
        <table:table-row>
          <table:table-cell table:style-name="Table1.A23" office:value-type="string">
            <text:p text:style-name="P37">3</text:p>
          </table:table-cell>
          <table:table-cell table:style-name="Table1.B23" office:value-type="string">
            <text:p text:style-name="P28">Se debe ver los cambios <text:span text:style-name="T98">correctos </text:span>realizados en la BD.</text:p>
          </table:table-cell>
          <table:table-cell table:style-name="Table1.C23" office:value-type="string">
            <text:p text:style-name="P49"><text:span text:style-name="T61">Área de texto</text:span><text:span text:style-name="T35"> </text:span><text:span text:style-name="T37">= </text:span></text:p>
            <text:p text:style-name="P49"><text:span text:style-name="T37">{</text:span><text:span text:style-name="T40">título </text:span><text:span text:style-name="T41">= -</text:span></text:p>
            <text:p text:style-name="P55"><text:span text:style-name="T41">d</text:span><text:span text:style-name="T35">escripción = En esta sección debe dar una breve descripción a cerca de usted.</text:span></text:p>
            <text:p text:style-name="P60"><text:span text:style-name="T39">O</text:span><text:span text:style-name="T37">bligatorio = ‘</text:span><text:span text:style-name="T35">No</text:span><text:span text:style-name="T37">’</text:span></text:p>
            <text:p text:style-name="P49"><text:span text:style-name="T37">limite de caracteres </text:span><text:span text:style-name="T40">=</text:span><text:span text:style-name="T41"> -</text:span><text:span text:style-name="T37">}</text:span></text:p>
          </table:table-cell>
          <table:table-cell table:style-name="Table1.D23" office:value-type="string">
            <text:p text:style-name="P116"><text:span text:style-name="T97">Error en la modificación de los datos del </text:span><text:span text:style-name="T92">Área de texto </text:span><text:span text:style-name="T70">(por falta de título)</text:span><text:span text:style-name="T69"> en la BD.</text:span></text:p>
          </table:table-cell>
          <table:table-cell table:style-name="Table1.E23" office:value-type="string">
            <text:p text:style-name="P14"/>
          </table:table-cell>
        </table:table-row>
        <table:table-row>
          <table:table-cell table:style-name="Table1.A24" office:value-type="string">
            <text:p text:style-name="P37">4</text:p>
          </table:table-cell>
          <table:table-cell table:style-name="Table1.B24" office:value-type="string">
            <text:p text:style-name="P28">Se debe ver los cambios <text:span text:style-name="T98">correctos </text:span>realizados en la BD.</text:p>
          </table:table-cell>
          <table:table-cell table:style-name="Table1.C24" office:value-type="string">
            <text:p text:style-name="P52"><text:span text:style-name="T61">Lista desplegable</text:span><text:span text:style-name="T35"> = {</text:span><text:span text:style-name="T42">titulo = Carrera</text:span></text:p>
            <text:p text:style-name="P110">descripción = Seleccione la carrera a la que corresponda</text:p>
            <text:p text:style-name="P60"><text:span text:style-name="T39">O</text:span><text:span text:style-name="T42">bligatorio = ‘Si’</text:span></text:p>
            <text:p text:style-name="P52"><text:span text:style-name="T42">elementos = [</text:span><text:span text:style-name="T43">-</text:span><text:span text:style-name="T42">]</text:span><text:span text:style-name="T35">}</text:span></text:p>
          </table:table-cell>
          <table:table-cell table:style-name="Table1.D24" office:value-type="string">
            <text:p text:style-name="P116"><text:span text:style-name="T97">Error en la modificación de los datos del </text:span><text:span text:style-name="T94">Lista desplegable</text:span><text:span text:style-name="T69"> en la BD.</text:span></text:p>
          </table:table-cell>
          <table:table-cell table:style-name="Table1.E24" office:value-type="string">
            <text:p text:style-name="P14"/>
          </table:table-cell>
        </table:table-row>
        <table:table-row table:style-name="Table1.25">
          <table:table-cell table:style-name="Table1.A12" table:number-columns-spanned="5" office:value-type="string">
            <text:p text:style-name="P21">Baj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office:value-type="string">
            <text:p text:style-name="P31">1</text:p>
          </table:table-cell>
          <table:table-cell table:style-name="Table1.B26" office:value-type="string">
            <text:p text:style-name="P32">Se debe ver reflejada en la <text:s/><text:span text:style-name="T88">tabla de campos y BD la eliminación de un campo especifico. </text:span></text:p>
          </table:table-cell>
          <table:table-cell table:style-name="Table1.C26" office:value-type="string">
            <text:p text:style-name="P33">Solicitud de eliminación <text:span text:style-name="T88">para un campo.</text:span></text:p>
          </table:table-cell>
          <table:table-cell table:style-name="Table1.D26" office:value-type="string">
            <text:p text:style-name="P34">Eliminación del <text:span text:style-name="T88">campo especificado en la tabla de campos y BD con éxito.</text:span></text:p>
          </table:table-cell>
          <table:table-cell table:style-name="Table1.E26" office:value-type="string">
            <text:p text:style-name="P14"/>
          </table:table-cell>
        </table:table-row>
        <table:table-row table:style-name="Table1.27">
          <table:table-cell table:style-name="Table1.A7" table:number-columns-spanned="5" office:value-type="string">
            <text:p text:style-name="P67">Aclaracio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8" table:number-columns-spanned="5" office:value-type="string">
            <text:p text:style-name="P12"><text:span text:style-name="T71">1 </text:span><text:span text:style-name="T47">El valor – significa que la entrada no fue especificada por el usuari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0" table:number-columns-spanned="5" office:value-type="string">
            <text:p text:style-name="P66">Criterios de Aprobación de Caso de prueba: <text:span text:style-name="T29">El resultado obtenido debe coincidir con </text:span><text:span text:style-name="T30">el</text:span><text:span text:style-name="T29"> resultado esperado </text:span><text:span text:style-name="T30">definido</text:span><text:span text:style-name="T29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0" table:number-columns-spanned="5" office:value-type="string">
            <text:p text:style-name="P35"><text:span text:style-name="T4">Decisión de Aprobación del Caso de Prueba: <text:s/></text:span><text:span text:style-name="T25">Aprobó: _ _ _ <text:s text:c="3"/>Fallo: _ _ _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1" table:number-columns-spanned="5" office:value-type="string">
            <text:p text:style-name="P36"><text:span text:style-name="T4">Fecha de Aprobación del Caso de Prueba:</text:span> --/--/--</text:p>
          </table:table-cell>
          <table:covered-table-cell/>
          <table:covered-table-cell/>
          <table:covered-table-cell/>
          <table:covered-table-cell/>
        </table:table-row>
      </table:table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fdb9"/>
    </style:style>
    <style:style style:name="MT2" style:family="text">
      <style:text-properties officeooo:rsid="00316b4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SOS DE PRUEBA — </text:span>PÁGINA <text:page-number text:select-page="current">7</text:page-number><text:s/>DE <text:page-count>9</text:page-count></text:p>
      </style:header>
      <style:header-first>
        <text:p text:style-name="MP2"><text:span text:style-name="MT2">CASOS DE PRUEBA — </text:span>PÁGINA <text:page-number text:select-page="current">1</text:page-number><text:s/>DE <text:page-count>9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0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2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12T22:33:09.372218819</dc:date>
    <meta:editing-duration>PT16H53M44S</meta:editing-duration>
    <meta:editing-cycles>223</meta:editing-cycles>
    <meta:generator>LibreOffice/5.4.1.2$Linux_X86_64 LibreOffice_project/ea7cb86e6eeb2bf3a5af73a8f7777ac570321527</meta:generator>
    <meta:document-statistic meta:table-count="5" meta:image-count="3" meta:object-count="0" meta:page-count="9" meta:paragraph-count="210" meta:word-count="1433" meta:character-count="8005" meta:non-whitespace-character-count="6770"/>
  </office:meta>
</office:document-meta>
</file>